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svg:stroke-width="0.035cm" svg:stroke-color="#3333ff" draw:marker-start-width="0.252cm" draw:marker-end-width="0.252cm" draw:fill-color="#66cc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6" style:family="graphic" style:parent-style-name="standard">
      <style:graphic-properties svg:stroke-width="0.035cm" svg:stroke-color="#6600ff" draw:marker-start-width="0.252cm" draw:marker-end-width="0.252cm" draw:fill-color="#99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22cm"/>
    </style:style>
    <style:style style:name="gr8" style:family="graphic" style:parent-style-name="standard">
      <style:graphic-properties svg:stroke-width="0.081cm" svg:stroke-color="#666666" draw:marker-start-width="0.321cm" draw:marker-end-width="0.321cm" draw:fill-color="#ff99ff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35cm" svg:stroke-color="#3333ff" draw:marker-start-width="0.252cm" draw:marker-end-width="0.252cm" draw:fill-color="#ff99ff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0" style:family="graphic" style:parent-style-name="standard">
      <style:graphic-properties svg:stroke-width="0.035cm" svg:stroke-color="#6600ff" draw:marker-start-width="0.252cm" draw:marker-end-width="0.252cm" draw:fill-color="#ffff66" draw:textarea-horizontal-align="justify" draw:textarea-vertical-align="middle" draw:auto-grow-height="false" fo:min-height="0cm" fo:min-width="0cm" fo:padding-top="0.142cm" fo:padding-bottom="0.142cm" fo:padding-left="0.267cm" fo:padding-right="0.267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5.7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9cm" svg:height="15cm" svg:x="2.8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3" draw:layer="layout" svg:width="0.778cm" svg:height="0.821cm" svg:x="18.4cm" svg:y="10.747cm">
          <text:p text:style-name="P2"><text:span text:style-name="T1">B</text:span></text:p>
        </draw:ellipse>
        <draw:line draw:style-name="gr3" draw:text-style-name="P4" draw:layer="layout" svg:x1="18.789cm" svg:y1="11.568cm" svg:x2="18.789cm" svg:y2="12.761cm">
          <text:p/>
        </draw:line>
        <draw:ellipse draw:style-name="gr2" draw:text-style-name="P3" draw:layer="layout" svg:width="0.778cm" svg:height="0.819cm" svg:x="18.4cm" svg:y="12.762cm">
          <text:p text:style-name="P2"><text:span text:style-name="T1">A</text:span></text:p>
        </draw:ellipse>
        <draw:ellipse draw:style-name="gr4" draw:text-style-name="P3" draw:layer="layout" svg:width="0.778cm" svg:height="0.819cm" svg:x="20.029cm" svg:y="7.531cm">
          <text:p text:style-name="P2"><text:span text:style-name="T1">C</text:span></text:p>
        </draw:ellipse>
        <draw:line draw:style-name="gr3" draw:text-style-name="P4" draw:layer="layout" svg:x1="20.099cm" svg:y1="8.202cm" svg:x2="19.108cm" svg:y2="9.097cm">
          <text:p/>
        </draw:line>
        <draw:ellipse draw:style-name="gr4" draw:text-style-name="P3" draw:layer="layout" svg:width="0.778cm" svg:height="0.82cm" svg:x="20.029cm" svg:y="5.518cm">
          <text:p text:style-name="P2"><text:span text:style-name="T1">D</text:span></text:p>
        </draw:ellipse>
        <draw:line draw:style-name="gr3" draw:text-style-name="P4" draw:layer="layout" svg:x1="20.417cm" svg:y1="6.338cm" svg:x2="20.417cm" svg:y2="7.531cm">
          <text:p/>
        </draw:line>
        <draw:ellipse draw:style-name="gr4" draw:text-style-name="P3" draw:layer="layout" svg:width="0.778cm" svg:height="0.82cm" svg:x="20.029cm" svg:y="3.505cm">
          <text:p text:style-name="P2"><text:span text:style-name="T1">E</text:span></text:p>
        </draw:ellipse>
        <draw:line draw:style-name="gr3" draw:text-style-name="P4" draw:layer="layout" svg:x1="20.417cm" svg:y1="4.325cm" svg:x2="20.417cm" svg:y2="5.518cm">
          <text:p/>
        </draw:line>
        <draw:ellipse draw:style-name="gr2" draw:text-style-name="P3" draw:layer="layout" svg:width="0.778cm" svg:height="0.82cm" svg:x="18.401cm" svg:y="8.775cm">
          <text:p text:style-name="P2"><text:span text:style-name="T1">F</text:span></text:p>
        </draw:ellipse>
        <draw:line draw:style-name="gr3" draw:text-style-name="P4" draw:layer="layout" svg:x1="18.79cm" svg:y1="9.596cm" svg:x2="18.79cm" svg:y2="10.789cm">
          <text:p/>
        </draw:line>
        <draw:custom-shape draw:style-name="gr5" draw:text-style-name="P5" draw:layer="layout" svg:width="1.549cm" svg:height="0.7cm" svg:x="21.444cm" svg:y="2.701cm">
          <text:p text:style-name="P4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87.48387096774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16.227cm" svg:y="7.207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6" draw:layer="layout" svg:width="2.022cm" svg:height="0.962cm" svg:x="18.239cm" svg:y="14.238cm">
          <draw:text-box>
            <text:p text:style-name="P6">Local</text:p>
          </draw:text-box>
        </draw:frame>
        <draw:ellipse draw:style-name="gr2" draw:text-style-name="P3" draw:layer="layout" svg:width="0.778cm" svg:height="0.82cm" svg:x="18.401cm" svg:y="6.755cm">
          <text:p text:style-name="P2"><text:span text:style-name="T1">G</text:span></text:p>
        </draw:ellipse>
        <draw:line draw:style-name="gr3" draw:text-style-name="P4" draw:layer="layout" svg:x1="18.79cm" svg:y1="7.576cm" svg:x2="18.79cm" svg:y2="8.769cm">
          <text:p/>
        </draw:line>
        <draw:ellipse draw:style-name="gr8" draw:text-style-name="P3" draw:layer="layout" svg:width="0.778cm" svg:height="0.819cm" svg:x="21.822cm" svg:y="8.834cm">
          <text:p text:style-name="P2"><text:span text:style-name="T1">F</text:span></text:p>
        </draw:ellipse>
        <draw:line draw:style-name="gr3" draw:text-style-name="P4" draw:layer="layout" svg:x1="21.892cm" svg:y1="9.505cm" svg:x2="19.3cm" svg:y2="11cm">
          <text:p/>
        </draw:line>
        <draw:ellipse draw:style-name="gr8" draw:text-style-name="P3" draw:layer="layout" svg:width="0.778cm" svg:height="0.82cm" svg:x="21.822cm" svg:y="6.821cm">
          <text:p text:style-name="P2"><text:span text:style-name="T1">G</text:span></text:p>
        </draw:ellipse>
        <draw:line draw:style-name="gr3" draw:text-style-name="P4" draw:layer="layout" svg:x1="22.21cm" svg:y1="7.641cm" svg:x2="22.21cm" svg:y2="8.834cm">
          <text:p/>
        </draw:line>
        <draw:ellipse draw:style-name="gr8" draw:text-style-name="P3" draw:layer="layout" svg:width="0.778cm" svg:height="0.82cm" svg:x="21.822cm" svg:y="4.808cm">
          <text:p text:style-name="P2"><text:span text:style-name="T1">H</text:span></text:p>
        </draw:ellipse>
        <draw:line draw:style-name="gr3" draw:text-style-name="P4" draw:layer="layout" svg:x1="22.21cm" svg:y1="5.628cm" svg:x2="22.21cm" svg:y2="6.821cm">
          <text:p/>
        </draw:line>
        <draw:custom-shape draw:style-name="gr9" draw:text-style-name="P5" draw:layer="layout" svg:width="1.549cm" svg:height="0.7cm" svg:x="23.261cm" svg:y="4.405cm">
          <text:p text:style-name="P4"><text:span text:style-name="T1">tes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87.48387096774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3" draw:layer="layout" svg:width="0.778cm" svg:height="0.821cm" svg:x="6.5cm" svg:y="10.759cm">
          <text:p text:style-name="P2"><text:span text:style-name="T1">B</text:span></text:p>
        </draw:ellipse>
        <draw:line draw:style-name="gr3" draw:text-style-name="P4" draw:layer="layout" svg:x1="6.889cm" svg:y1="11.58cm" svg:x2="6.889cm" svg:y2="12.773cm">
          <text:p/>
        </draw:line>
        <draw:ellipse draw:style-name="gr2" draw:text-style-name="P3" draw:layer="layout" svg:width="0.778cm" svg:height="0.819cm" svg:x="6.5cm" svg:y="12.774cm">
          <text:p text:style-name="P2"><text:span text:style-name="T1">A</text:span></text:p>
        </draw:ellipse>
        <draw:ellipse draw:style-name="gr4" draw:text-style-name="P3" draw:layer="layout" svg:width="0.778cm" svg:height="0.819cm" svg:x="8.129cm" svg:y="7.543cm">
          <text:p text:style-name="P2"><text:span text:style-name="T1">C</text:span></text:p>
        </draw:ellipse>
        <draw:line draw:style-name="gr3" draw:text-style-name="P4" draw:layer="layout" svg:x1="8.199cm" svg:y1="8.214cm" svg:x2="7.208cm" svg:y2="9.109cm">
          <text:p/>
        </draw:line>
        <draw:ellipse draw:style-name="gr4" draw:text-style-name="P3" draw:layer="layout" svg:width="0.778cm" svg:height="0.82cm" svg:x="8.129cm" svg:y="5.53cm">
          <text:p text:style-name="P2"><text:span text:style-name="T1">D</text:span></text:p>
        </draw:ellipse>
        <draw:line draw:style-name="gr3" draw:text-style-name="P4" draw:layer="layout" svg:x1="8.517cm" svg:y1="6.35cm" svg:x2="8.517cm" svg:y2="7.543cm">
          <text:p/>
        </draw:line>
        <draw:ellipse draw:style-name="gr4" draw:text-style-name="P3" draw:layer="layout" svg:width="0.778cm" svg:height="0.82cm" svg:x="8.129cm" svg:y="3.517cm">
          <text:p text:style-name="P2"><text:span text:style-name="T1">E</text:span></text:p>
        </draw:ellipse>
        <draw:line draw:style-name="gr3" draw:text-style-name="P4" draw:layer="layout" svg:x1="8.517cm" svg:y1="4.337cm" svg:x2="8.517cm" svg:y2="5.53cm">
          <text:p/>
        </draw:line>
        <draw:ellipse draw:style-name="gr2" draw:text-style-name="P3" draw:layer="layout" svg:width="0.778cm" svg:height="0.82cm" svg:x="6.501cm" svg:y="8.787cm">
          <text:p text:style-name="P2"><text:span text:style-name="T1">F</text:span></text:p>
        </draw:ellipse>
        <draw:line draw:style-name="gr3" draw:text-style-name="P4" draw:layer="layout" svg:x1="6.89cm" svg:y1="9.608cm" svg:x2="6.89cm" svg:y2="10.801cm">
          <text:p/>
        </draw:line>
        <draw:custom-shape draw:style-name="gr5" draw:text-style-name="P5" draw:layer="layout" svg:width="1.549cm" svg:height="0.7cm" svg:x="9.544cm" svg:y="2.713cm">
          <text:p text:style-name="P4"><text:span text:style-name="T1">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87.48387096774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1.549cm" svg:height="0.7cm" svg:x="4.227cm" svg:y="9.119cm">
          <text:p text:style-name="P4"><text:span text:style-name="T1">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8" draw:text-style-name="P3" draw:layer="layout" svg:width="0.778cm" svg:height="0.819cm" svg:x="9.922cm" svg:y="8.846cm">
          <text:p text:style-name="P2"><text:span text:style-name="T1">F</text:span></text:p>
        </draw:ellipse>
        <draw:line draw:style-name="gr3" draw:text-style-name="P4" draw:layer="layout" svg:x1="9.992cm" svg:y1="9.517cm" svg:x2="7.4cm" svg:y2="11.012cm">
          <text:p/>
        </draw:line>
        <draw:ellipse draw:style-name="gr8" draw:text-style-name="P3" draw:layer="layout" svg:width="0.778cm" svg:height="0.82cm" svg:x="9.922cm" svg:y="6.833cm">
          <text:p text:style-name="P2"><text:span text:style-name="T1">G</text:span></text:p>
        </draw:ellipse>
        <draw:line draw:style-name="gr3" draw:text-style-name="P4" draw:layer="layout" svg:x1="10.31cm" svg:y1="7.653cm" svg:x2="10.31cm" svg:y2="8.846cm">
          <text:p/>
        </draw:line>
        <draw:custom-shape draw:style-name="gr9" draw:text-style-name="P5" draw:layer="layout" svg:width="1.549cm" svg:height="0.7cm" svg:x="11.361cm" svg:y="6.417cm">
          <text:p text:style-name="P4"><text:span text:style-name="T1">tes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887.48387096774 21815.691868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3.285cm" svg:height="0.7cm" svg:x="14.4cm" svg:y="9.108cm">
          <text:p text:style-name="P4"><text:span text:style-name="T1">origin/mast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662.325015216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6" draw:layer="layout" svg:width="4.879cm" svg:height="0.962cm" svg:x="6.139cm" svg:y="14.238cm">
          <draw:text-box>
            <text:p text:style-name="P6">Remote (origin)</text:p>
          </draw:text-box>
        </draw:frame>
        <draw:custom-shape draw:style-name="gr10" draw:text-style-name="P5" draw:layer="layout" svg:width="3.285cm" svg:height="0.7cm" svg:x="23.315cm" svg:y="6.9cm">
          <text:p text:style-name="P4"><text:span text:style-name="T1">origin/tes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746.80462568472 8874.1797432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5" draw:layer="layout" svg:width="3.285cm" svg:height="0.7cm" svg:x="21.4cm" svg:y="3.5cm">
          <text:p text:style-name="P4"><text:span text:style-name="T1">origin/dev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746.80462568472 8874.1797432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7" draw:layer="layout" svg:width="6.285cm" svg:height="3.071cm" svg:x="20.5cm" svg:y="10.8cm">
          <draw:text-box>
            <text:p text:style-name="P4"><text:span text:style-name="T2">Ici, master et test</text:span></text:p>
            <text:p text:style-name="P4"><text:span text:style-name="T2">ont 1 commit en avance</text:span></text:p>
            <text:p text:style-name="P4"><text:span text:style-name="T2">sur leur remote</text:span></text:p>
            <text:p text:style-name="P4"><text:span text:style-name="T2"/></text:p>
            <text:p text:style-name="P4"><text:span text:style-name="T2">La branche cache local (jaune)</text:span></text:p>
            <text:p text:style-name="P4"><text:span text:style-name="T2">est synchro avec le rem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1-01-05T12:04:57</dc:date>
    <meta:editing-duration>P2DT4H28S</meta:editing-duration>
    <meta:editing-cycles>17</meta:editing-cycles>
    <meta:generator>OpenOffice/4.1.7$Unix OpenOffice.org_project/417m1$Build-9800</meta:generator>
    <dc:creator>m m</dc:creator>
    <meta:document-statistic meta:object-count="47"/>
  </office:meta>
</office:document-meta>
</file>